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23">
            <text:p>23</text:p>
          </table:table-cell>
          <table:table-cell office:value-type="float" office:value="1066">
            <text:p>1066</text:p>
          </table:table-cell>
          <table:table-cell office:value-type="float" office:value="3151">
            <text:p>3151</text:p>
          </table:table-cell>
          <table:table-cell table:formula="of:=[.B1]/(1-[.B1]/10000)" office:value-type="float" office:value="1193.19453772107">
            <text:p>1193.19</text:p>
          </table:table-cell>
          <table:table-cell table:formula="of:=[.C1]/(1-[.C1]/10000)" office:value-type="float" office:value="4600.67163089502">
            <text:p>4600.67</text:p>
          </table:table-cell>
          <table:table-cell table:formula="of:=([.A1]-7.058)^1.5" office:value-type="float" office:value="63.6523155657986">
            <text:p>63.65</text:p>
          </table:table-cell>
          <table:table-cell table:formula="of:=([.A1]-6.398)^1.5" office:value-type="float" office:value="67.645765271804">
            <text:p>67.65</text:p>
          </table:table-cell>
          <table:table-cell table:formula="of:=[.D1]/[.F1]" office:value-type="float" office:value="18.7455008842159">
            <text:p>18.75</text:p>
          </table:table-cell>
          <table:table-cell table:formula="of:=[.E1]/[.G1]" office:value-type="float" office:value="68.0112289721212">
            <text:p>68.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85">
            <text:p>1285</text:p>
          </table:table-cell>
          <table:table-cell office:value-type="float" office:value="3949">
            <text:p>3949</text:p>
          </table:table-cell>
          <table:table-cell table:formula="of:=[.B2]/(1-[.B2]/10000)" office:value-type="float" office:value="1474.46930579461">
            <text:p>1474.47</text:p>
          </table:table-cell>
          <table:table-cell table:formula="of:=[.C2]/(1-[.C2]/10000)" office:value-type="float" office:value="6526.19401751777">
            <text:p>6526.19</text:p>
          </table:table-cell>
          <table:table-cell table:formula="of:=([.A2]-7.058)^1.5" office:value-type="float" office:value="82.4401452745445">
            <text:p>82.44</text:p>
          </table:table-cell>
          <table:table-cell table:formula="of:=([.A2]-6.398)^1.5" office:value-type="float" office:value="86.7861809000027">
            <text:p>86.79</text:p>
          </table:table-cell>
          <table:table-cell table:formula="of:=[.D2]/[.F2]" office:value-type="float" office:value="17.885331241039">
            <text:p>17.89</text:p>
          </table:table-cell>
          <table:table-cell table:formula="of:=[.E2]/[.G2]" office:value-type="float" office:value="75.198539097341">
            <text:p>75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89">
            <text:p>1489</text:p>
          </table:table-cell>
          <table:table-cell office:value-type="float" office:value="4648">
            <text:p>4648</text:p>
          </table:table-cell>
          <table:table-cell table:formula="of:=[.B3]/(1-[.B3]/10000)" office:value-type="float" office:value="1749.50064622254">
            <text:p>1749.5</text:p>
          </table:table-cell>
          <table:table-cell table:formula="of:=[.C3]/(1-[.C3]/10000)" office:value-type="float" office:value="8684.60388639761">
            <text:p>8684.6</text:p>
          </table:table-cell>
          <table:table-cell table:formula="of:=([.A3]-7.058)^1.5" office:value-type="float" office:value="102.781349616008">
            <text:p>102.78</text:p>
          </table:table-cell>
          <table:table-cell table:formula="of:=([.A3]-6.398)^1.5" office:value-type="float" office:value="107.453435641714">
            <text:p>107.45</text:p>
          </table:table-cell>
          <table:table-cell table:formula="of:=[.D3]/[.F3]" office:value-type="float" office:value="17.0215768985199">
            <text:p>17.02</text:p>
          </table:table-cell>
          <table:table-cell table:formula="of:=[.E3]/[.G3]" office:value-type="float" office:value="80.8220215066459">
            <text:p>80.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46">
            <text:p>1846</text:p>
          </table:table-cell>
          <table:table-cell office:value-type="float" office:value="5390">
            <text:p>5390</text:p>
          </table:table-cell>
          <table:table-cell table:formula="of:=[.B4]/(1-[.B4]/10000)" office:value-type="float" office:value="2263.91954868776">
            <text:p>2263.92</text:p>
          </table:table-cell>
          <table:table-cell table:formula="of:=[.C4]/(1-[.C4]/10000)" office:value-type="float" office:value="11691.9739696312">
            <text:p>11691.97</text:p>
          </table:table-cell>
          <table:table-cell table:formula="of:=([.A4]-7.058)^1.5" office:value-type="float" office:value="124.565252397641">
            <text:p>124.57</text:p>
          </table:table-cell>
          <table:table-cell table:formula="of:=([.A4]-6.398)^1.5" office:value-type="float" office:value="129.542072189725">
            <text:p>129.54</text:p>
          </table:table-cell>
          <table:table-cell table:formula="of:=[.D4]/[.F4]" office:value-type="float" office:value="18.1745671855648">
            <text:p>18.17</text:p>
          </table:table-cell>
          <table:table-cell table:formula="of:=[.E4]/[.G4]" office:value-type="float" office:value="90.256190687666">
            <text:p>90.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14">
            <text:p>2114</text:p>
          </table:table-cell>
          <table:table-cell office:value-type="float" office:value="5890">
            <text:p>5890</text:p>
          </table:table-cell>
          <table:table-cell table:formula="of:=[.B5]/(1-[.B5]/10000)" office:value-type="float" office:value="2680.6999746386">
            <text:p>2680.7</text:p>
          </table:table-cell>
          <table:table-cell table:formula="of:=[.C5]/(1-[.C5]/10000)" office:value-type="float" office:value="14330.900243309">
            <text:p>14330.9</text:p>
          </table:table-cell>
          <table:table-cell table:formula="of:=([.A5]-7.058)^1.5" office:value-type="float" office:value="147.701951174952">
            <text:p>147.7</text:p>
          </table:table-cell>
          <table:table-cell table:formula="of:=([.A5]-6.398)^1.5" office:value-type="float" office:value="152.965891960293">
            <text:p>152.97</text:p>
          </table:table-cell>
          <table:table-cell table:formula="of:=[.D5]/[.F5]" office:value-type="float" office:value="18.1493876913198">
            <text:p>18.15</text:p>
          </table:table-cell>
          <table:table-cell table:formula="of:=[.E5]/[.G5]" office:value-type="float" office:value="93.6869001295337">
            <text:p>93.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1:20:54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0S</meta:editing-duration>
    <meta:editing-cycles>4</meta:editing-cycles>
    <meta:generator>LibreOffice/4.0.0.3$Windows_x86 LibreOffice_project/7545bee9c2a0782548772a21bc84a9dcc583b89</meta:generator>
    <dc:date>2015-03-12T11:51:30.96</dc:date>
    <dc:creator>Felix Kurtz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